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9F91943C91713709.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Courier,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304d" officeooo:paragraph-rsid="000c304d"/>
    </style:style>
    <style:style style:name="P2" style:family="paragraph" style:parent-style-name="Header">
      <style:text-properties officeooo:rsid="000cdbe1" officeooo:paragraph-rsid="000c304d"/>
    </style:style>
    <style:style style:name="P3" style:family="paragraph" style:parent-style-name="Standard">
      <style:paragraph-properties fo:line-height="200%"/>
      <style:text-properties style:font-name="Times New Roman" officeooo:rsid="00178c99" officeooo:paragraph-rsid="001cb4ac"/>
    </style:style>
    <style:style style:name="P4" style:family="paragraph" style:parent-style-name="Standard">
      <style:paragraph-properties fo:line-height="200%"/>
      <style:text-properties style:font-name="Times New Roman" fo:font-style="normal" officeooo:rsid="00193096" officeooo:paragraph-rsid="001cb4ac" style:font-style-asian="normal" style:font-style-complex="normal"/>
    </style:style>
    <style:style style:name="P5" style:family="paragraph" style:parent-style-name="Standard">
      <style:paragraph-properties fo:line-height="200%"/>
      <style:text-properties style:font-name="Times New Roman" officeooo:rsid="00178c99" officeooo:paragraph-rsid="001cb4ac"/>
    </style:style>
    <style:style style:name="P6" style:family="paragraph" style:parent-style-name="Standard">
      <style:paragraph-properties fo:line-height="200%"/>
      <style:text-properties style:font-name="Times New Roman" officeooo:rsid="001df7ec" officeooo:paragraph-rsid="001df7ec"/>
    </style:style>
    <style:style style:name="P7" style:family="paragraph" style:parent-style-name="Standard">
      <style:paragraph-properties fo:line-height="200%"/>
      <style:text-properties style:font-name="Times New Roman" officeooo:rsid="001f557f" officeooo:paragraph-rsid="001f557f"/>
    </style:style>
    <style:style style:name="P8" style:family="paragraph" style:parent-style-name="Standard">
      <style:paragraph-properties fo:line-height="200%"/>
      <style:text-properties style:font-name="Times New Roman" officeooo:rsid="00254638" officeooo:paragraph-rsid="00254638"/>
    </style:style>
    <style:style style:name="P9" style:family="paragraph" style:parent-style-name="Standard">
      <style:paragraph-properties fo:line-height="200%"/>
      <style:text-properties style:font-name="Times New Roman" officeooo:rsid="00263cdb" officeooo:paragraph-rsid="00263cdb"/>
    </style:style>
    <style:style style:name="P10" style:family="paragraph" style:parent-style-name="Standard">
      <style:paragraph-properties fo:line-height="200%"/>
      <style:text-properties style:font-name="Times New Roman" officeooo:rsid="00263cdb" officeooo:paragraph-rsid="0028965e"/>
    </style:style>
    <style:style style:name="P11" style:family="paragraph" style:parent-style-name="Standard">
      <style:paragraph-properties fo:line-height="200%"/>
      <style:text-properties style:font-name="Times New Roman" officeooo:rsid="0028965e" officeooo:paragraph-rsid="0028965e"/>
    </style:style>
    <style:style style:name="P12" style:family="paragraph" style:parent-style-name="Standard">
      <style:paragraph-properties fo:line-height="200%"/>
      <style:text-properties officeooo:paragraph-rsid="0028965e"/>
    </style:style>
    <style:style style:name="P13" style:family="paragraph" style:parent-style-name="Standard">
      <style:paragraph-properties fo:line-height="200%"/>
      <style:text-properties style:text-underline-style="solid" style:text-underline-width="auto" style:text-underline-color="font-color" officeooo:paragraph-rsid="0028965e"/>
    </style:style>
    <style:style style:name="P14" style:family="paragraph" style:parent-style-name="Text_20_body">
      <style:paragraph-properties fo:line-height="200%"/>
      <style:text-properties fo:font-variant="normal" fo:text-transform="none" fo:color="#000000" style:font-name="Times New Roman1" fo:font-size="9pt" fo:letter-spacing="normal" fo:font-style="normal" style:text-underline-style="solid" style:text-underline-width="auto" style:text-underline-color="font-color" fo:font-weight="normal" officeooo:paragraph-rsid="0028965e"/>
    </style:style>
    <style:style style:name="P15" style:family="paragraph" style:parent-style-name="Text_20_body">
      <style:paragraph-properties fo:margin-top="0in" fo:margin-bottom="0in" loext:contextual-spacing="false"/>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996666" fo:letter-spacing="normal"/>
    </style:style>
    <style:style style:name="T1" style:family="text">
      <style:text-properties style:text-position="super 58%"/>
    </style:style>
    <style:style style:name="T2" style:family="text">
      <style:text-properties officeooo:rsid="00193096"/>
    </style:style>
    <style:style style:name="T3" style:family="text">
      <style:text-properties fo:font-style="italic" officeooo:rsid="00193096" style:font-style-asian="italic" style:font-style-complex="italic"/>
    </style:style>
    <style:style style:name="T4" style:family="text">
      <style:text-properties fo:font-style="italic" officeooo:rsid="001fc27c" style:font-style-asian="italic" style:font-style-complex="italic"/>
    </style:style>
    <style:style style:name="T5" style:family="text">
      <style:text-properties fo:font-style="italic" officeooo:rsid="002358c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3096" style:font-style-asian="normal" style:font-style-complex="normal"/>
    </style:style>
    <style:style style:name="T8" style:family="text">
      <style:text-properties fo:font-style="normal" officeooo:rsid="001b12b8" style:font-style-asian="normal" style:font-style-complex="normal"/>
    </style:style>
    <style:style style:name="T9" style:family="text">
      <style:text-properties fo:font-style="normal" officeooo:rsid="001cb4ac" style:font-style-asian="normal" style:font-style-complex="normal"/>
    </style:style>
    <style:style style:name="T10" style:family="text">
      <style:text-properties fo:font-style="normal" officeooo:rsid="001ce653" style:font-style-asian="normal" style:font-style-complex="normal"/>
    </style:style>
    <style:style style:name="T11" style:family="text">
      <style:text-properties fo:font-style="normal" officeooo:rsid="001f557f" style:font-style-asian="normal" style:font-style-complex="normal"/>
    </style:style>
    <style:style style:name="T12" style:family="text">
      <style:text-properties fo:font-style="normal" officeooo:rsid="001fc27c" style:font-style-asian="normal" style:font-style-complex="normal"/>
    </style:style>
    <style:style style:name="T13" style:family="text">
      <style:text-properties fo:font-style="normal" officeooo:rsid="002066d3" style:font-style-asian="normal" style:font-style-complex="normal"/>
    </style:style>
    <style:style style:name="T14" style:family="text">
      <style:text-properties fo:font-style="normal" officeooo:rsid="002232ff" style:font-style-asian="normal" style:font-style-complex="normal"/>
    </style:style>
    <style:style style:name="T15" style:family="text">
      <style:text-properties fo:font-style="normal" officeooo:rsid="0022c886" style:font-style-asian="normal" style:font-style-complex="normal"/>
    </style:style>
    <style:style style:name="T16" style:family="text">
      <style:text-properties fo:font-style="normal" officeooo:rsid="002358c2" style:font-style-asian="normal" style:font-style-complex="normal"/>
    </style:style>
    <style:style style:name="T17" style:family="text">
      <style:text-properties fo:font-style="normal" officeooo:rsid="00245508" style:font-style-asian="normal" style:font-style-complex="normal"/>
    </style:style>
    <style:style style:name="T18" style:family="text">
      <style:text-properties fo:font-style="normal" officeooo:rsid="00254638" style:font-style-asian="normal" style:font-style-complex="normal"/>
    </style:style>
    <style:style style:name="T19" style:family="text">
      <style:text-properties fo:font-style="normal" officeooo:rsid="0027c34b" style:font-style-asian="normal" style:font-style-complex="normal"/>
    </style:style>
    <style:style style:name="T20" style:family="text">
      <style:text-properties fo:font-style="normal" officeooo:rsid="0032caa7" style:font-style-asian="normal" style:font-style-complex="normal"/>
    </style:style>
    <style:style style:name="T21" style:family="text">
      <style:text-properties fo:font-style="normal" officeooo:rsid="0034668b" style:font-style-asian="normal" style:font-style-complex="normal"/>
    </style:style>
    <style:style style:name="T22" style:family="text">
      <style:text-properties fo:font-style="normal" officeooo:rsid="00355e79" style:font-style-asian="normal" style:font-style-complex="normal"/>
    </style:style>
    <style:style style:name="T23" style:family="text">
      <style:text-properties fo:font-style="normal" fo:font-weight="bold" officeooo:rsid="001fc27c"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officeooo:rsid="002358c2" style:font-style-asian="normal" style:font-style-complex="normal"/>
    </style:style>
    <style:style style:name="T25" style:family="text">
      <style:text-properties fo:font-style="normal" style:text-underline-style="solid" style:text-underline-width="auto" style:text-underline-color="font-color" officeooo:rsid="00245508" style:font-style-asian="normal" style:font-style-complex="normal"/>
    </style:style>
    <style:style style:name="T26" style:family="text">
      <style:text-properties fo:font-weight="bold" style:font-weight-asian="bold" style:font-weight-complex="bold"/>
    </style:style>
    <style:style style:name="T27" style:family="text">
      <style:text-properties fo:color="#000000" style:font-name="Times New Roman1" fo:font-size="9pt" fo:letter-spacing="normal" fo:font-style="italic" fo:font-weight="normal" officeooo:rsid="0027c34b" style:font-style-asian="normal" style:font-style-complex="normal"/>
    </style:style>
    <style:style style:name="T28" style:family="text">
      <style:text-properties fo:color="#000000" style:font-name="Times New Roman1" fo:font-size="9pt" fo:letter-spacing="normal" fo:font-style="italic" style:text-underline-style="solid" style:text-underline-width="auto" style:text-underline-color="font-color" fo:font-weight="normal" officeooo:rsid="0027c34b" style:font-style-asian="normal" style:font-style-complex="normal"/>
    </style:style>
    <style:style style:name="T29" style:family="text">
      <style:text-properties fo:font-variant="normal" fo:text-transform="none" fo:color="#000000" style:font-name="Times New Roman1" fo:font-size="9pt" fo:letter-spacing="normal" fo:font-style="normal" fo:font-weight="normal" officeooo:rsid="0027c34b" style:font-style-asian="normal" style:font-style-complex="normal"/>
    </style:style>
    <style:style style:name="T30" style:family="text">
      <style:text-properties fo:font-variant="normal" fo:text-transform="none" fo:color="#000000" style:font-name="Times New Roman1" fo:font-size="9pt" fo:letter-spacing="normal" fo:font-style="normal" style:text-underline-style="solid" style:text-underline-width="auto" style:text-underline-color="font-color" fo:font-weight="normal" officeooo:rsid="0027c34b" style:font-style-asian="normal" style:font-style-complex="normal"/>
    </style:style>
    <style:style style:name="T31" style:family="text">
      <style:text-properties style:font-name="Times New Roman" fo:font-style="normal" officeooo:rsid="0027c34b" style:font-style-asian="normal" style:font-style-complex="normal"/>
    </style:style>
    <style:style style:name="T32" style:family="text">
      <style:text-properties style:font-name="Times New Roman" fo:font-style="normal" style:text-underline-style="solid" style:text-underline-width="auto" style:text-underline-color="font-color" officeooo:rsid="0027c34b" style:font-style-asian="normal" style:font-style-complex="normal"/>
    </style:style>
    <style:style style:name="T33" style:family="text">
      <style:text-properties style:font-name="Times New Roman" fo:font-style="italic" officeooo:rsid="0027c34b" style:font-style-asian="normal" style:font-style-complex="normal"/>
    </style:style>
    <style:style style:name="T34" style:family="text">
      <style:text-properties style:font-name="Times New Roman" officeooo:rsid="0027c34b"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oday there Are Lots of Software Applications and lots of programming languages and there are lots of different things that interact with them. <text:s text:c="2"/>Computers interacting with other computers, servers interacting with web browsers, IDE’s offering helpful structured environments for programming languages and much more. One of these important things is called a Frame Work, but the only problem is what is a framework? I mean this is an assigned midterm paper about the programming language called C# so it’s probably not a wooden rectangle that just swings on hinges, or a picture frame, or the frame of a movie and its definitely not a frame that has a picture of a man working. <text:s/>Well <text:span text:style-name="T26">codecademy.com (September 2021)</text:span> <text:s/>states <text:span text:style-name="T2">that “</text:span><text:span text:style-name="T3">A Framework is a structure that you can build software on. It serves as a foundation so you’re not starting entirely from scratch.”</text:span><text:span text:style-name="T7"> <text:s/></text:span></text:p>
      <text:p text:style-name="P4"/>
      <text:p text:style-name="P3"><text:span text:style-name="T7"><text:tab/> so according to Codecademy a framework in the world of programming helps programmers essentially program or create whatever application they need without having to completely re-invent the wheel, it could be used for anything. <text:s/>A video Game, a Web Cloud service, a phone app</text:span><text:span text:style-name="T8">(</text:span><text:span text:style-name="T7">preferably one that orders pizza), <text:s/>or a website or any major application you can think of. <text:s/></text:span><text:span text:style-name="T9">Another one of those useful “tools” or doodads that the expert programmers talk about are Libraries and a Library, at least the programming ones are massive collections of Programming code, answered questions, updates and solutions that programmers can go to and re-use again and again, instead of having to plan out a completely new solution for every job or project they have </text:span><text:span text:style-name="T10">they can go to a library and use some code thats already been created, validated, and tested by other programmers trying to do the same thing. And because most Programmers re-use libraries <text:s/>the code is usually updated on the library site by the people who use them so using a library can actually give you up to date and reliable code that you dont even have to create.</text:span></text:p>
      <text:p text:style-name="P3"><text:soft-page-break/><text:span text:style-name="T10"><text:tab/>So It sounds like these things known as <text:s/>Frame Works and Libraries are pretty useful right? But how about an example, lets say you’ve been hired to develop a new software application for the new local soft drink company how can a library help you out then? <text:s/>Well if you choose to use a Framework <text:s/>you can use some reliable code that will help establish the blueprint of the application, you might still have to do a lot of problem solving <text:s/>but at least with a framework you can spend more of your time trying to figure out how to make the more complicated parts of the program work <text:s/>and as long as you do your research and choose the appropriate framework for the job, you wont have to worry about the basic structure of the program as the Framework will have done that for you, you just need to understand how the structure works and like a concrete foundation made for a house make sure that your program is following the building plans that’s been layed out by the framework you’ve chosen.</text:span></text:p>
      <text:p text:style-name="P6"><text:span text:style-name="T10"/></text:p>
      <text:p text:style-name="P6"><text:span text:style-name="T6">As you continue to build up your soft drink application you also <text:s/>might struggle with different <text:s/>parts of the program. You might have some parts of code running smoothly and other parts that don’t seem to even work at all, so what do you? Well if you turn to a library you might be able find a code solution or a block of code that already does what you need done for you. <text:s/>So instead of needing 3 if else statements, inside a nestled for loop maybe you can find a function that’s in a library, one thats specifically designed to do what you want with a lot less complicated code. If your still reading this you might be tempted to think that a Framework and a Library are actually one and the same thing and that it’s just one thing with two names. I mean both can be found online, both have lots of pre-developed <text:s/>code for you to use, and both are frequently tested and updated by other programmers. But it turns out that they are actually not the same thing for instance while both Frame Works and Libraries will give you pre-developed code, a Framework has more of a structure you need to follow. Remember </text:span><text:soft-page-break/><text:span text:style-name="T6">when I said that a Framework is like a blueprint? Well you need to follow the rules and coding logic that a framework sets down, even if you manage to avoid syntax errors, there’s a very high chance that you will run into lots of logical errors if you just take certain pieces of a framework and throw them in your code willy nilly. A</text:span><text:span text:style-name="T11"> </text:span><text:span text:style-name="T6">Library however is a lot more flexible, </text:span><text:span text:style-name="T11">ya sure it doesn’t offer the specific benefit of an essentially preplanned outline of your program, but sometimes if you have an idea of what your doing you won’t need one. Sometimes you have a specific problem in your code that needs to be solved, or your application needs a piece of code to avoid an error, or maybe you just want a more simpler way to accomplish a task then a long overly drawn out batch code that can do the same thing but tends to take much more time to test and can give you a headache. A library can help simplify your code and help you avoid over complicating your code any more than it needs to be. When we say that we work with programming languages, we actually do meen languages! These take time to understand and thats already complicated enough.</text:span></text:p>
      <text:p text:style-name="P7"><text:span text:style-name="T11"/></text:p>
      <text:p text:style-name="P7"><text:span text:style-name="T6"><text:tab/>So far we've talked about how we can use things like Frameworks and Libraries to help us with our programming applications but we haven’t talked about the package manager because when you program in c# your Dot Net Libraries and Frameworks are actually managed by something called Nuget and it is pronounced (NU- GET) not Nugget, so what is it? </text:span><text:span text:style-name="T12">C</text:span><text:span text:style-name="T6">ause if Frameworks aren't a picture frame and if Libraries are not a place to turn in over due books then I’m gonna guess that a nuget package manager isn’t the same nuget that you find in a crunchy snickers bar. <text:s/></text:span><text:span text:style-name="T12">Well let me explain Dot Net is </text:span><text:span text:style-name="T20">essentially</text:span><text:span text:style-name="T12"> programming that heavily interacts with the C# programming language, you might not notice it right away but Dot Net and C# are Best Friends Forever and they work together a lot. Dot Net was basically created by Microsoft and a lot of Dot Net stuff runs on windows, obviously. Now </text:span><text:soft-page-break/><text:span text:style-name="T12">according to geekforgeeks.</text:span><text:span text:style-name="T13">org? what</text:span><text:span text:style-name="T12">-is-nuget/ <text:s/>“</text:span><text:span text:style-name="T4">Dot Net Packages are basically compiled library with some descriptive metadata”</text:span><text:span text:style-name="T12"> </text:span><text:span text:style-name="T23">(2020)</text:span><text:span text:style-name="T12"> <text:s text:c="2"/>and nuget manages and controls all of that. <text:s/></text:span><text:span text:style-name="T13">Nuget is the programming that is in charge and </text:span><text:span text:style-name="T20">manages</text:span><text:span text:style-name="T13"> the Dot Net packages and if your reading this on a Microsoft windows computer there might be some dot net software or code on your computer and you might not even know it. <text:s/>So how does Nuget even work? <text:s/>Well Nuget is known to sometimes help simplify programming needs, like for instance <text:s/>if you want to add third – party libraries to your dot net application, Nuget can help make that easier. <text:s/>I'm also told that nuget allows version control , can assemble your libraries and add it to a nuget package, it can update, or delete, or even sometimes help fix packages that aren’t working. <text:s/>I'm told that it can even </text:span><text:span text:style-name="T20">b</text:span><text:span text:style-name="T13">e hosted on a private or public repository. One last note is that Visual Studio is a very popular IDE <text:s/>for programmers and if you dont know what that means an IDE is a programming </text:span><text:span text:style-name="T15">environment</text:span><text:span text:style-name="T13"> created specifically for programmers and according to </text:span><text:a xlink:type="simple" xlink:href="https://www.codeproject.com/tips/990440/how-to-use-nuget-packages" text:style-name="Internet_20_link" text:visited-style-name="Visited_20_Internet_20_Link"><text:span text:style-name="T13">https://www.codeproject.com/tips/990440/how-to-use-nuget-packages</text:span></text:a><text:span text:style-name="T13"> <text:s text:c="2"/></text:span><text:span text:style-name="T14">nuget is actually the Package manager for Visual Studio and Visual Studio can be downloaded easily. </text:span><text:span text:style-name="T15">Now you might be thinking ok this Nuget thing sounds neat but where can I go to actually learn more about nuget packages on my own time? Well for starters do you remember when I told you that nuget manages dot net? Dot net was created by Microsoft, so if you really do want to learn about any nuget package Microsoft would actually be a great place to start and they have an online website you can go to. There also is another website literally called </text:span><text:a xlink:type="simple" xlink:href="https://www.nuget.org/" text:style-name="Internet_20_link" text:visited-style-name="Visited_20_Internet_20_Link"><text:span text:style-name="T15">https://www.nuget.org</text:span></text:a><text:span text:style-name="T15"> and there's also Wikipedia which isn’t the best source but they can help. Also you can try reading a book about it in the library or go to visual studio’s website since nuget quite literally is the package manager for it.</text:span></text:p>
      <text:p text:style-name="P6"><text:span text:style-name="T11"/></text:p>
      <text:p text:style-name="P6"><text:span text:style-name="T11"/></text:p>
      <text:p text:style-name="P6"><text:soft-page-break/><text:span text:style-name="T11"><text:tab/></text:span><text:span text:style-name="T20">Some people might ask, w</text:span><text:span text:style-name="T15">hat if I accidentally download the wrong version? Or what if I download multiple versions by mistake? Can I even delete nuget and just simply get it off my system? I don’t want to be stuck with nuget forever. </text:span><text:span text:style-name="T16">Well I was doing some research and I found that </text:span><text:a xlink:type="simple" xlink:href="http://www.mytechramblings.com/" text:style-name="Internet_20_link" text:visited-style-name="Visited_20_Internet_20_Link"><text:span text:style-name="T16">www.mytechramblings.com</text:span></text:a><text:span text:style-name="T17"> </text:span><text:span text:style-name="T16">seems to prefer to use a </text:span><text:span text:style-name="T5">Microsoft Build Central Package Versions SDK Project</text:span><text:span text:style-name="T16">. And ya </text:span><text:span text:style-name="T17">I'm</text:span><text:span text:style-name="T16"> probably not spelling it right and I dont know everything about it but the </text:span><text:span text:style-name="T17">Microsoft</text:span><text:span text:style-name="T16"> website shows and explains on how you can use it. The Microsoft website also says that when you have multiple packages of nuget on your computer </text:span><text:span text:style-name="T24">Direct Dependency</text:span><text:span text:style-name="T16"> will always win the day, as since there are lots of different versions of nuget it makes sense that version 1 probably cant do every single thing that version 2.0 can do and as a result since version 1 is depending on version 2 to handle the level of work your trying to do. Version 2 is essentially calling most of the shots since the other version is depending on it. Shout out to </text:span><text:a xlink:type="simple" xlink:href="https://learn.microsoft.com/" text:style-name="Internet_20_link" text:visited-style-name="Visited_20_Internet_20_Link"><text:span text:style-name="T16">https://learn.microsoft.com</text:span></text:a><text:span text:style-name="T16"> . <text:s/></text:span><text:span text:style-name="T17">However don’t think that Nuget will always use the most up to date version as Nuget is also known to use the </text:span><text:span text:style-name="T25">lowest version</text:span><text:span text:style-name="T17"> that satisfies all the requirements which is known as C</text:span><text:span text:style-name="T25">ousin Dependency.</text:span><text:span text:style-name="T17"> <text:s/>So Nuget will usually use the version that most of the other versions are relying on to get your work done and will settle for the lowest version that meets all the requirements. <text:s/>Here’s also a link for troubleshooting Microsoft nuget packages. </text:span><text:a xlink:type="simple" xlink:href="https://learn.microsoft.com/en-us/nuget/concepts/troubleshooting-installed-packages" text:style-name="Internet_20_link" text:visited-style-name="Visited_20_Internet_20_Link"><text:span text:style-name="T17">https://learn.microsoft.com/en-us/nuget/concepts/troubleshooting-installed-packages</text:span></text:a><text:span text:style-name="T17"> .</text:span><text:span text:style-name="T21">now if you want to permanently delete a package,</text:span><text:span text:style-name="T17"> </text:span><text:span text:style-name="T21">permanently</text:span><text:span text:style-name="T18"> deleting a package is a little tricky since they run off of </text:span><text:span text:style-name="T21">Microsoft</text:span><text:span text:style-name="T18"> systems and we or at least I am using a </text:span><text:span text:style-name="T21">Microsoft</text:span><text:span text:style-name="T18"> computer but you can unlist a package by selecting your account name, selecting manage packages, selecting published and unchecking a list in search results. But thats not the most helpful method. </text:span><text:a xlink:type="simple" xlink:href="https://marcduerst.com/" text:style-name="Internet_20_link" text:visited-style-name="Visited_20_Internet_20_Link"><text:span text:style-name="T18">https://marcduerst.com</text:span></text:a><text:span text:style-name="T18"> says he works in visual studio a lot and he checks whats inside the package and after that he goes into R# (Refactor menu) and clicks remove unused references which is supposed to get rid of unused packages and references. </text:span></text:p>
      <text:p text:style-name="P6"><text:soft-page-break/><text:span text:style-name="T11"><text:tab/></text:span></text:p>
      <text:p text:style-name="P6"><text:span text:style-name="T11"><text:tab/></text:span></text:p>
      <text:p text:style-name="P8"><text:span text:style-name="T10">S</text:span><text:span text:style-name="T6">tack overflow also says that if you truly don’t need a package anymore you can delete the package from the disk manually, not as fun but certainly thorough. <text:s/>They also say that there is an optional delete command(NuGet CLI) <text:s/>link to the page is here . </text:span><text:a xlink:type="simple" xlink:href="https://stackoverflow.com/questions/52303652/uninstall-nuget-packages-installed-with-nuget-exe" text:style-name="Internet_20_link" text:visited-style-name="Visited_20_Internet_20_Link"><text:span text:style-name="T6">https://stackoverflow.com/questions/52303652/uninstall-nuget-packages-installed-with-nuget-exe</text:span></text:a><text:span text:style-name="T6"> </text:span></text:p>
      <text:p text:style-name="P9"><text:span text:style-name="T6"/></text:p>
      <text:p text:style-name="P10"><text:span text:style-name="T22">And</text:span><text:span text:style-name="T6"> there you go, in this research paper we talked</text:span><text:span text:style-name="T19"> </text:span><text:span text:style-name="T6">about Frame works and libraries, we </text:span><text:span text:style-name="T22">t</text:span><text:span text:style-name="T6">alked about Nuget and what it is. We talked about why you might want to use these, </text:span><text:span text:style-name="T19">where you can find more information on them, we talked about how to install and delete nuget packages and even if you didn’t get everything you needed there are still the cited sources bellow that you can look into yourself to get more information. But in conclusion there are a lot of resources out there help if your developing a from scratch programming application, you just need to know where to look.</text:span></text:p>
      <text:p text:style-name="P10"><text:span text:style-name="T19"/></text:p>
      <text:p text:style-name="P10"><text:span text:style-name="T19"/></text:p>
      <text:p text:style-name="P10"><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oft-page-break/><text:span text:style-name="T19">C</text:span><text:span text:style-name="T6">ited Sources</text:span></text:p>
      <text:p text:style-name="P12"><text:span text:style-name="T32"><text:s/></text:span><text:span text:style-name="T28">www.codecademy.com</text:span><text:span text:style-name="T30">, www.codecademy.com, 21 Oct. 2022, www.codecademy.com/resources/blog/what-is-a-framework/. Accessed 28 Oct. 2022</text:span><text:span text:style-name="T29">.</text:span><text:span text:style-name="T19"> </text:span></text:p>
      <text:p text:style-name="P12"><text:span text:style-name="T31"/></text:p>
      <text:p text:style-name="P12"><text:span text:style-name="T28">TechTerms.com</text:span><text:span text:style-name="T30">, techterms.com, 7 Mar. 2013, techterms.com/definition/framework#:~:text=A%20framework%2C%20or%20software%20framework%2C%20is%20a%20platform,manage%20hardware%20devices%2C%20and%20interact%20with%20system%20software. Path: https://techterms.com/definition/framework#:~:text=A%20framework%2C%20or%20software%20framework%2C%20is%20a%20platform,manage%20hardware%20devices%2C%20and%20interact%20with%20system%20software</text:span><text:span text:style-name="T31"> </text:span></text:p>
      <text:p text:style-name="P12"><text:span text:style-name="T31"/></text:p>
      <text:p text:style-name="P13"><text:span text:style-name="T29">Jalli!, Artturi. </text:span><text:span text:style-name="T27">codingGem.com</text:span><text:span text:style-name="T29">, Astra WordPress Theme, 2022, www.codingem.com/what-is-a-library/.</text:span><text:span text:style-name="T31"> </text:span></text:p>
      <text:p text:style-name="P12"><text:span text:style-name="T31"/></text:p>
      <text:p text:style-name="P13"><text:span text:style-name="T27">InterviewBit</text:span><text:span text:style-name="T29">, InterviewBit, 23 Oct. 2021, www.interviewbit.com/blog/framework-vs-library/#:~:text=By%20using%20a%20library%2C%20you%20control%20the%20flow,but%20it%20will%20call%20your%20code%20as%20required. .</text:span><text:span text:style-name="T31"> </text:span></text:p>
      <text:p text:style-name="P12"><text:span text:style-name="T31"/></text:p>
      <text:p text:style-name="P13"><text:span text:style-name="T27">letslearnabout.net</text:span><text:span text:style-name="T29">, 1 Feb. 2019, letslearnabout.net/blog/libraries-and-frameworks-what-are-they-why-use-them/.</text:span><text:span text:style-name="T31"> </text:span></text:p>
      <text:p text:style-name="P13"><text:span text:style-name="T31"/></text:p>
      <text:p text:style-name="P13"><text:span text:style-name="T29">Wozniewicz, Brandon. </text:span><text:span text:style-name="T27">The Difference Between a Framework and a Library</text:span><text:span text:style-name="T29">, freecodecamp.org, 1 Feb. 2019, www.freecodecamp.org/news/the-difference-between-a-framework-and-a-library-bd133054023f/.</text:span><text:span text:style-name="T31"> </text:span></text:p>
      <text:p text:style-name="P13"><text:span text:style-name="T31"/></text:p>
      <text:p text:style-name="P13"><text:span text:style-name="T27">what is NuGet?</text:span><text:span text:style-name="T29">, geekforgeeks.com, 22 June 2020, www.geeksforgeeks.org/what-is-nuget/.</text:span><text:span text:style-name="T31"> </text:span></text:p>
      <text:p text:style-name="P13"><text:span text:style-name="T31"/></text:p>
      <text:p text:style-name="P13"><text:span text:style-name="T27">Quickstart: Install and use a NuGet package in Visual Studio (Windows only)</text:span><text:span text:style-name="T29">, Microsoft, 20 Sept. 2022, learn.microsoft.com/en-us/nuget/quickstart/install-and-use-a-package-in-visual-studio.</text:span><text:span text:style-name="T31"> </text:span></text:p>
      <text:p text:style-name="P13"><text:soft-page-break/><text:span text:style-name="T27">NuGet: What Is It and Why It Matters For Your Business</text:span><text:span text:style-name="T29">, https://www.xoriant.com, www.xoriant.com/blog/nuget-what-is-it-and-why-it-matters-for-your-business.</text:span><text:span text:style-name="T31"> </text:span></text:p>
      <text:p text:style-name="P12"><text:span text:style-name="T31"/></text:p>
      <text:p text:style-name="P13"><text:span text:style-name="T27">How to Use NuGet Packages</text:span><text:span text:style-name="T29">, https://www.codeproject.com, www.codeproject.com/tips/990440/how-to-use-nuget-packages.</text:span><text:span text:style-name="T31"> </text:span></text:p>
      <text:p text:style-name="P13"><text:span text:style-name="T31"/></text:p>
      <text:p text:style-name="P13"><text:span text:style-name="T29">"Uninstall nuget packages installed with nuget.exe." </text:span><text:span text:style-name="T27">https://stackoverflow.com/questions/52303652/uninstall-nuget-packages-installed-with-nuget-exe</text:span><text:span text:style-name="T29">, https://stackoverflow.com/questions/52303652/uninstall-nuget-packages-installed-with-nuget-exe, 4 years, stackoverflow.com/questions/52303652/uninstall-nuget-packages-installed-with-nuget-exe.</text:span><text:span text:style-name="T31"> </text:span></text:p>
      <text:p text:style-name="P13"><text:span text:style-name="T31"/></text:p>
      <text:p text:style-name="P13"><text:span text:style-name="T29">duerest, marc. "Removing unused Nuget Packages." </text:span><text:span text:style-name="T27">https://marcduerst.com/2017/02/18/removing-unused-nuget-packages/</text:span><text:span text:style-name="T29">, 18 Feb. 2017, marcduerst.com/2017/02/18/removing-unused-nuget-packages.</text:span><text:span text:style-name="T31"> </text:span></text:p>
      <text:p text:style-name="P13"><text:span text:style-name="T31"/></text:p>
      <text:p text:style-name="P13"><text:span text:style-name="T29">"Deleting packages." </text:span><text:span text:style-name="T27">https://learn.microsoft.com/en-us/nuget/nuget-org/policies/deleting-packages</text:span><text:span text:style-name="T29">, Microsoft, 17 Mar. 2021, learn.microsoft.com/en-us/nuget/nuget-org/policies/deleting-packages.</text:span><text:span text:style-name="T31"> </text:span></text:p>
      <text:p text:style-name="P13"><text:span text:style-name="T31"/></text:p>
      <text:p text:style-name="P13"><text:span text:style-name="T29">"How to centrally manage NuGet package versions within your solution." </text:span><text:span text:style-name="T27">https://www.mytechramblings.com/posts/centrally-manage-nuget-versions/</text:span><text:span text:style-name="T29">, mytechramblings, 2 Sept. 2020, www.mytechramblings.com/posts/centrally-manage-nuget-versions/.</text:span><text:span text:style-name="T31"> </text:span></text:p>
      <text:p text:style-name="P13"><text:span text:style-name="T31"/></text:p>
      <text:p text:style-name="P14"><text:span text:style-name="T34">Douglas, John. "Troubleshooting Installed Packages." </text:span><text:span text:style-name="T33">https://learn.microsoft.com/en-us/nuget/concepts/troubleshooting-installed-packages</text:span><text:span text:style-name="T34">, Microsoft, 13 Apr. 2021, learn.microsoft.com/en-us/nuget/concepts/troubleshooting-installed-packages.</text:span></text:p>
      <text:p text:style-name="P16"><draw:a xlink:type="simple" xlink:href="http://www.calvin.edu/library/knightcite/index.php#"><draw:frame draw:style-name="fr1" draw:name="Image1" text:anchor-type="as-char" svg:width="0.0161in" svg:height="0.0161in" draw:z-index="0"><draw:image xlink:href="Pictures/1000020000000001000000019F91943C91713709.gif" xlink:type="simple" xlink:show="embed" xlink:actuate="onLoad" loext:mime-type="image/gif"/><svg:title>Calvin College openURL resolver</svg:title></draw:frame></draw:a></text:p>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Courier,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304d" officeooo:paragraph-rsid="000c304d"/>
    </style:style>
    <style:style style:name="MP2" style:family="paragraph" style:parent-style-name="Header">
      <style:text-properties officeooo:rsid="000cdbe1" officeooo:paragraph-rsid="000c304d"/>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IS <text:s/>C# Programming</text:p>
        <text:p text:style-name="MP1">Midterm Paper</text:p>
        <text:p text:style-name="MP1">Due Date: October 31<text:span text:style-name="MT1">st</text:span></text:p>
        <text:p text:style-name="MP1">Student: Gabriel Lackie</text:p>
        <text:p text:style-name="MP2"><text:s text:c="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24T11:37:03.876000000</meta:creation-date>
    <dc:date>2022-10-28T16:34:54.756000000</dc:date>
    <meta:editing-duration>PT1H8M41S</meta:editing-duration>
    <meta:editing-cycles>18</meta:editing-cycles>
    <meta:generator>Ultra_Office/6.2.3.2$Windows_x86 LibreOffice_project/</meta:generator>
    <meta:document-statistic meta:table-count="0" meta:image-count="1" meta:object-count="0" meta:page-count="8" meta:paragraph-count="33" meta:word-count="2125" meta:character-count="14235" meta:non-whitespace-character-count="12070"/>
  </office:meta>
</office:document-meta>
</file>